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E790000063CE68E8620CDB893B9.png" manifest:media-type="image/png"/>
  <manifest:file-entry manifest:full-path="Pictures/1000000100000E89000000CFD7AD5F8E286780D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KacstBook" svg:font-family="Kacst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Assamese" svg:font-family="'Lohit Assamese'" style:font-pitch="variable"/>
    <style:font-face style:name="Lohit Devanagari" svg:font-family="'Lohit Devanagari'" style:font-family-generic="system" style:font-pitch="variable"/>
    <style:font-face style:name="Lohit Gurmukhi" svg:font-family="'Lohit Gurmukh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0b06e" draw:textarea-horizontal-align="justify" draw:textarea-vertical-align="middle" draw:auto-grow-height="false" fo:min-height="0.199cm" fo:min-width="0.398cm" fo:wrap-option="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style:font-name="Ubuntu" fo:font-size="14pt" style:font-size-asian="14pt" style:font-size-complex="14pt"/>
    </style:style>
    <style:style style:name="P2" style:family="paragraph">
      <loext:graphic-properties draw:fill-color="#f0b06e"/>
      <style:paragraph-properties fo:text-align="center"/>
      <style:text-properties style:font-name="Ubuntu" fo:font-size="14pt" style:font-size-asian="14pt" style:font-size-complex="14pt"/>
    </style:style>
    <style:style style:name="P3" style:family="paragraph">
      <style:text-properties style:font-name="Ubuntu" fo:font-size="14pt" style:font-size-asian="14pt" style:font-size-complex="14pt"/>
    </style:style>
    <style:style style:name="P4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style:font-name="Ubuntu" style:font-size-asian="14pt" style:font-size-complex="14pt"/>
    </style:style>
    <style:style style:name="T2" style:family="text">
      <style:text-properties style:font-name="Ubuntu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1.27cm" svg:height="0.635cm" svg:x="0.635cm" svg:y="0.635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4" draw:layer="layout" svg:width="3.175cm" svg:height="0.806cm" svg:x="1.905cm" svg:y="0.535cm">
            <draw:text-box>
              <text:p text:style-name="P3"><text:span text:style-name="T2">Menu Bar</text:span></text:p>
            </draw:text-box>
          </draw:frame>
        </draw:g>
        <draw:line draw:style-name="gr3" draw:text-style-name="P5" draw:layer="layout" svg:x1="1.27cm" svg:y1="1.27cm" svg:x2="1.27cm" svg:y2="1.905cm">
          <text:p/>
        </draw:line>
        <draw:g>
          <draw:g>
            <draw:custom-shape draw:style-name="gr1" draw:text-style-name="P2" draw:layer="layout" svg:width="1.27cm" svg:height="0.635cm" svg:x="18.306cm" svg:y="0.894cm">
              <text:p text:style-name="P1"><text:span text:style-name="T1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3.175cm" svg:height="0.806cm" svg:x="19.576cm" svg:y="0.794cm">
              <draw:text-box>
                <text:p text:style-name="P3"><text:span text:style-name="T2">Tool Bar</text:span></text:p>
              </draw:text-box>
            </draw:frame>
          </draw:g>
          <draw:g>
            <draw:custom-shape draw:style-name="gr1" draw:text-style-name="P2" draw:layer="layout" svg:width="1.27cm" svg:height="0.635cm" svg:x="11.053cm" svg:y="0.753cm">
              <text:p text:style-name="P1"><text:span text:style-name="T1">4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4" draw:layer="layout" svg:width="5.041cm" svg:height="1.361cm" svg:x="12.323cm" svg:y="0.653cm">
              <draw:text-box>
                <text:p text:style-name="P3"><text:span text:style-name="T2">Editor Groups</text:span></text:p>
              </draw:text-box>
            </draw:frame>
          </draw:g>
          <draw:g>
            <draw:custom-shape draw:style-name="gr1" draw:text-style-name="P2" draw:layer="layout" svg:width="1.27cm" svg:height="0.635cm" svg:x="0.327cm" svg:y="14.763cm">
              <text:p text:style-name="P1"><text:span text:style-name="T1">5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4" draw:layer="layout" svg:width="5.041cm" svg:height="1.361cm" svg:x="1.597cm" svg:y="14.663cm">
              <draw:text-box>
                <text:p text:style-name="P3"><text:span text:style-name="T2">Primary Side Bar</text:span></text:p>
              </draw:text-box>
            </draw:frame>
          </draw:g>
          <draw:g>
            <draw:custom-shape draw:style-name="gr1" draw:text-style-name="P2" draw:layer="layout" svg:width="1.27cm" svg:height="0.635cm" svg:x="23.361cm" svg:y="0.918cm">
              <text:p text:style-name="P1"><text:span text:style-name="T1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4" draw:layer="layout" svg:width="3.175cm" svg:height="0.806cm" svg:x="24.631cm" svg:y="0.818cm">
              <draw:text-box>
                <text:p text:style-name="P3"><text:span text:style-name="T2">Layout Bar</text:span></text:p>
              </draw:text-box>
            </draw:frame>
          </draw:g>
          <draw:frame draw:style-name="gr5" draw:text-style-name="P6" draw:layer="layout" svg:width="27.999cm" svg:height="1.556cm" svg:x="-0.014cm" svg:y="12.759cm">
            <draw:image xlink:href="Pictures/1000000100000E89000000CFD7AD5F8E286780D5.png" xlink:type="simple" xlink:show="embed" xlink:actuate="onLoad" draw:mime-type="image/png">
              <text:p/>
            </draw:image>
          </draw:frame>
          <draw:g>
            <draw:custom-shape draw:style-name="gr1" draw:text-style-name="P2" draw:layer="layout" svg:width="1.27cm" svg:height="0.635cm" svg:x="9.635cm" svg:y="14.646cm">
              <text:p text:style-name="P1"><text:span text:style-name="T1">6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4" draw:layer="layout" svg:width="5.041cm" svg:height="1.361cm" svg:x="10.905cm" svg:y="14.546cm">
              <draw:text-box>
                <text:p text:style-name="P3"><text:span text:style-name="T2">Panel</text:span></text:p>
              </draw:text-box>
            </draw:frame>
          </draw:g>
          <draw:g>
            <draw:g>
              <draw:g>
                <draw:custom-shape draw:style-name="gr1" draw:text-style-name="P2" draw:layer="layout" svg:width="1.27cm" svg:height="0.635cm" svg:x="21.494cm" svg:y="14.695cm">
                  <text:p text:style-name="P1"><text:span text:style-name="T1">8</text:span></text:p>
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</draw:custom-shape>
                <draw:frame draw:style-name="gr4" draw:text-style-name="P4" draw:layer="layout" svg:width="5.041cm" svg:height="1.361cm" svg:x="22.764cm" svg:y="14.595cm">
                  <draw:text-box>
                    <text:p text:style-name="P3"><text:span text:style-name="T2">Debugging Side Bar</text:span></text:p>
                  </draw:text-box>
                </draw:frame>
              </draw:g>
              <draw:g>
                <draw:custom-shape draw:style-name="gr1" draw:text-style-name="P2" draw:layer="layout" svg:width="1.27cm" svg:height="0.635cm" svg:x="9.635cm" svg:y="14.647cm">
                  <text:p text:style-name="P1"><text:span text:style-name="T1">6</text:span></text:p>
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</draw:custom-shape>
                <draw:frame draw:style-name="gr4" draw:text-style-name="P4" draw:layer="layout" svg:width="5.041cm" svg:height="1.361cm" svg:x="10.905cm" svg:y="14.547cm">
                  <draw:text-box>
                    <text:p text:style-name="P3"><text:span text:style-name="T2">Panel</text:span></text:p>
                  </draw:text-box>
                </draw:frame>
              </draw:g>
              <draw:g>
                <draw:custom-shape draw:style-name="gr1" draw:text-style-name="P2" draw:layer="layout" svg:width="1.27cm" svg:height="0.635cm" svg:x="14.077cm" svg:y="15.097cm">
                  <text:p text:style-name="P1"><text:span text:style-name="T1">7</text:span></text:p>
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</draw:custom-shape>
                <draw:frame draw:style-name="gr4" draw:text-style-name="P4" draw:layer="layout" svg:width="5.041cm" svg:height="1.361cm" svg:x="15.347cm" svg:y="14.997cm">
                  <draw:text-box>
                    <text:p text:style-name="P3"><text:span text:style-name="T2">Status Bar</text:span></text:p>
                  </draw:text-box>
                </draw:frame>
              </draw:g>
            </draw:g>
          </draw:g>
        </draw:g>
        <draw:frame draw:style-name="gr5" draw:text-style-name="P6" draw:layer="layout" svg:width="27.999cm" svg:height="12.06cm" svg:x="0.033cm" svg:y="1.861cm">
          <draw:image xlink:href="Pictures/1000000100000E790000063CE68E8620CDB893B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KacstBook" svg:font-family="Kacst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Assamese" svg:font-family="'Lohit Assamese'" style:font-pitch="variable"/>
    <style:font-face style:name="Lohit Devanagari" svg:font-family="'Lohit Devanagari'" style:font-family-generic="system" style:font-pitch="variable"/>
    <style:font-face style:name="Lohit Gurmukhi" svg:font-family="'Lohit Gurmukh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2T07:08:54.695066018</meta:creation-date>
    <dc:date>2024-01-12T07:35:43.750047000</dc:date>
    <meta:editing-duration>PT6M17S</meta:editing-duration>
    <meta:editing-cycles>1</meta:editing-cycles>
    <meta:document-statistic meta:object-count="56"/>
    <meta:generator>LibreOffice/7.3.7.2$Linux_X86_64 LibreOffice_project/30$Build-2</meta:generator>
  </office:meta>
</office:document-meta>
</file>